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text-properties fo:color="#c9211e" loext:opacity="100%" style:font-name="arial" fo:font-weight="bold" officeooo:rsid="000c1b7d" officeooo:paragraph-rsid="000c1b7d" style:font-weight-asian="bold" style:font-weight-complex="bold"/>
    </style:style>
    <style:style style:name="P2" style:family="paragraph" style:parent-style-name="Horizontal_20_Line">
      <style:text-properties fo:language="en" fo:country="US"/>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fo:language="en" fo:country="US"/>
    </style:style>
    <style:style style:name="P5" style:family="paragraph" style:parent-style-name="Standard">
      <style:text-properties fo:language="en" fo:country="US"/>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2">
      <style:text-properties fo:language="en" fo:country="US"/>
    </style:style>
    <style:style style:name="P26" style:family="paragraph" style:parent-style-name="Text_20_body">
      <style:text-properties fo:language="en" fo:country="US"/>
    </style:style>
    <style:style style:name="T1" style:family="text">
      <style:text-properties fo:language="en" fo:country="U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Certainly! Below is the detailed step-by-step explanation of </text:span><text:span text:style-name="Strong_20_Emphasis"><text:span text:style-name="T1">each part of the code</text:span></text:span><text:span text:style-name="T1">, including the rationale behind each model choice, thresholds, key design decisions, and the overall flow of the implementation.</text:span></text:p>
      <text:p text:style-name="P2"/>
      <text:h text:style-name="Heading_20_2" text:outline-level="2"><text:span text:style-name="Strong_20_Emphasis"><text:span text:style-name="T1">Documentation and Explanation (Step-by-Step Code Analysis)</text:span></text:span></text:h>
      <text:h text:style-name="Heading_20_3" text:outline-level="3"><text:span text:style-name="Strong_20_Emphasis"><text:span text:style-name="T1">1. Introduction</text:span></text:span></text:h>
      <text:p text:style-name="Text_20_body"><text:span text:style-name="T1">This script detects anomalies in network traffic to identify potential security risks using a combination of machine learning models. The focus is on detecting network attacks such as </text:span><text:span text:style-name="Strong_20_Emphasis"><text:span text:style-name="T1">DDoS (Denial of Service)</text:span></text:span><text:span text:style-name="T1">, </text:span><text:span text:style-name="Strong_20_Emphasis"><text:span text:style-name="T1">Port Scanning</text:span></text:span><text:span text:style-name="T1">, </text:span><text:span text:style-name="Strong_20_Emphasis"><text:span text:style-name="T1">IP Spoofing</text:span></text:span><text:span text:style-name="T1">, and </text:span><text:span text:style-name="Strong_20_Emphasis"><text:span text:style-name="T1">Man-in-the-Middle (MITM) attacks</text:span></text:span><text:span text:style-name="T1">, among others.</text:span></text:p>
      <text:h text:style-name="Heading_20_3" text:outline-level="3"><text:span text:style-name="Strong_20_Emphasis"><text:span text:style-name="T1">2. Data Preprocessing</text:span></text:span></text:h>
      <text:h text:style-name="Heading_20_4" text:outline-level="4"><text:span text:style-name="Strong_20_Emphasis"><text:span text:style-name="T1">2.1 Importing Required Libraries</text:span></text:span></text:h>
      <text:p text:style-name="Preformatted_20_Text"><text:span text:style-name="Source_20_Text"><text:span text:style-name="T1">import pandas as pd</text:span></text:span></text:p>
      <text:p text:style-name="Preformatted_20_Text"><text:span text:style-name="Source_20_Text"><text:span text:style-name="T1">import numpy as np</text:span></text:span></text:p>
      <text:p text:style-name="Preformatted_20_Text"><text:span text:style-name="Source_20_Text"><text:span text:style-name="T1">from sklearn.ensemble import IsolationForest</text:span></text:span></text:p>
      <text:p text:style-name="Preformatted_20_Text"><text:span text:style-name="Source_20_Text"><text:span text:style-name="T1">from sklearn.svm import OneClassSVM</text:span></text:span></text:p>
      <text:p text:style-name="Preformatted_20_Text"><text:span text:style-name="Source_20_Text"><text:span text:style-name="T1">from sklearn.preprocessing import StandardScaler</text:span></text:span></text:p>
      <text:p text:style-name="Preformatted_20_Text"><text:span text:style-name="Source_20_Text"><text:span text:style-name="T1">from keras.models import Model</text:span></text:span></text:p>
      <text:p text:style-name="P3"><text:span text:style-name="Source_20_Text"><text:span text:style-name="T1">from keras.layers import Input, Dense</text:span></text:span></text:p>
      <text:list xml:id="list1011170833" text:style-name="L1">
        <text:list-item>
          <text:p text:style-name="P7"><text:span text:style-name="Strong_20_Emphasis"><text:span text:style-name="T1">pandas</text:span></text:span><text:span text:style-name="T1">: Used for data manipulation and analysis (loading CSV, handling dataframes). </text:span></text:p>
        </text:list-item>
        <text:list-item>
          <text:p text:style-name="P7"><text:span text:style-name="Strong_20_Emphasis"><text:span text:style-name="T1">numpy</text:span></text:span><text:span text:style-name="T1">: A library for numerical operations, used for handling arrays and matrices. </text:span></text:p>
        </text:list-item>
        <text:list-item>
          <text:p text:style-name="P7"><text:span text:style-name="Strong_20_Emphasis"><text:span text:style-name="T1">scikit-learn</text:span></text:span><text:span text:style-name="T1">: </text:span></text:p>
          <text:list>
            <text:list-item>
              <text:p text:style-name="P7"><text:span text:style-name="Strong_20_Emphasis"><text:span text:style-name="T1">IsolationForest</text:span></text:span><text:span text:style-name="T1">: Used for anomaly detection in unsupervised learning tasks. </text:span></text:p>
            </text:list-item>
            <text:list-item>
              <text:p text:style-name="P7"><text:span text:style-name="Strong_20_Emphasis"><text:span text:style-name="T1">OneClassSVM</text:span></text:span><text:span text:style-name="T1">: Another unsupervised model for anomaly detection. </text:span></text:p>
            </text:list-item>
            <text:list-item>
              <text:p text:style-name="P7"><text:span text:style-name="Strong_20_Emphasis"><text:span text:style-name="T1">StandardScaler</text:span></text:span><text:span text:style-name="T1">: Normalizes data to have zero mean and unit variance, improving model performance. </text:span></text:p>
            </text:list-item>
          </text:list>
        </text:list-item>
        <text:list-item>
          <text:p text:style-name="P6"><text:span text:style-name="Strong_20_Emphasis"><text:span text:style-name="T1">keras</text:span></text:span><text:span text:style-name="T1">: Used to define and train an </text:span><text:span text:style-name="Strong_20_Emphasis"><text:span text:style-name="T1">Autoencoder</text:span></text:span><text:span text:style-name="T1"> model for detecting anomalies in traffic data. </text:span></text:p>
        </text:list-item>
      </text:list>
      <text:h text:style-name="Heading_20_4" text:outline-level="4"><text:span text:style-name="Strong_20_Emphasis"><text:span text:style-name="T1">2.2 Loading and Preparing the Dataset</text:span></text:span></text:h>
      <text:p text:style-name="Preformatted_20_Text"><text:span text:style-name="Source_20_Text"><text:span text:style-name="T1"># Load network traffic data</text:span></text:span></text:p>
      <text:p text:style-name="P3"><text:span text:style-name="Source_20_Text"><text:span text:style-name="T1">data = pd.read_csv('network_traffic.csv')</text:span></text:span></text:p>
      <text:list xml:id="list1948217584" text:style-name="L2">
        <text:list-item>
          <text:p text:style-name="P25">The network traffic data is loaded from a CSV file into a pandas DataFrame. The dataset contains various features like packet size, source IP, destination IP, request count, etc. </text:p>
        </text:list-item>
      </text:list>
      <text:h text:style-name="Heading_20_4" text:outline-level="4"><text:span text:style-name="Strong_20_Emphasis"><text:span text:style-name="T1">2.3 Feature Extraction</text:span></text:span></text:h>
      <text:p text:style-name="Preformatted_20_Text"><text:span text:style-name="Source_20_Text"><text:span text:style-name="T1"># Example feature extraction (to be customized for your data)</text:span></text:span></text:p>
      <text:p text:style-name="P3"><text:span text:style-name="Source_20_Text"><text:span text:style-name="T1">features = data[['packet_size', 'request_count', 'source_ip', 'destination_ip']] <text:s/># Customize as needed</text:span></text:span></text:p>
      <text:list xml:id="list1063061569" text:style-name="L3">
        <text:list-item>
          <text:p text:style-name="P8"><text:soft-page-break/><text:span text:style-name="T1">In this step, relevant features are selected from the raw dataset. For example, </text:span><text:span text:style-name="Source_20_Text"><text:span text:style-name="T1">packet_size</text:span></text:span><text:span text:style-name="T1"> and </text:span><text:span text:style-name="Source_20_Text"><text:span text:style-name="T1">request_count</text:span></text:span><text:span text:style-name="T1"> might be key indicators for DDoS detection, while IP addresses could be useful for detecting IP spoofing. </text:span></text:p>
        </text:list-item>
      </text:list>
      <text:h text:style-name="Heading_20_4" text:outline-level="4"><text:span text:style-name="Strong_20_Emphasis"><text:span text:style-name="T1">2.4 Data Normalization</text:span></text:span></text:h>
      <text:p text:style-name="Preformatted_20_Text"><text:span text:style-name="Source_20_Text"><text:span text:style-name="T1"># Normalize the data using StandardScaler</text:span></text:span></text:p>
      <text:p text:style-name="Preformatted_20_Text"><text:span text:style-name="Source_20_Text"><text:span text:style-name="T1">scaler = StandardScaler()</text:span></text:span></text:p>
      <text:p text:style-name="P3"><text:span text:style-name="Source_20_Text"><text:span text:style-name="T1">features_scaled = scaler.fit_transform(features)</text:span></text:span></text:p>
      <text:list xml:id="list2273181512" text:style-name="L4">
        <text:list-item>
          <text:p text:style-name="P9"><text:span text:style-name="Strong_20_Emphasis"><text:span text:style-name="T1">StandardScaler</text:span></text:span><text:span text:style-name="T1"> is used to scale features so they have a mean of 0 and a standard deviation of 1. This step is essential to ensure that all features are treated equally by the models, particularly the distance-based algorithms like </text:span><text:span text:style-name="Strong_20_Emphasis"><text:span text:style-name="T1">One-Class SVM</text:span></text:span><text:span text:style-name="T1">. </text:span></text:p>
        </text:list-item>
      </text:list>
      <text:p text:style-name="P2"/>
      <text:h text:style-name="Heading_20_3" text:outline-level="3"><text:span text:style-name="Strong_20_Emphasis"><text:span text:style-name="T1">3. Anomaly Detection Models</text:span></text:span></text:h>
      <text:h text:style-name="Heading_20_4" text:outline-level="4"><text:span text:style-name="Strong_20_Emphasis"><text:span text:style-name="T1">3.1 Isolation Forest</text:span></text:span></text:h>
      <text:p text:style-name="Preformatted_20_Text"><text:span text:style-name="Source_20_Text"><text:span text:style-name="T1"># Isolation Forest for anomaly detection</text:span></text:span></text:p>
      <text:p text:style-name="Preformatted_20_Text"><text:span text:style-name="Source_20_Text"><text:span text:style-name="T1">iso_forest = IsolationForest(contamination=0.05, random_state=42)</text:span></text:span></text:p>
      <text:p text:style-name="P3"><text:span text:style-name="Source_20_Text"><text:span text:style-name="T1">iso_forest.fit(features_scaled)</text:span></text:span></text:p>
      <text:list xml:id="list3850464120" text:style-name="L5">
        <text:list-item>
          <text:p text:style-name="P11"><text:span text:style-name="Strong_20_Emphasis"><text:span text:style-name="T1">Isolation Forest</text:span></text:span><text:span text:style-name="T1"> is an unsupervised learning model designed for anomaly detection. It works by isolating points in the data. Points that are isolated quickly are considered anomalies (outliers). </text:span></text:p>
        </text:list-item>
        <text:list-item>
          <text:p text:style-name="P11"><text:span text:style-name="Strong_20_Emphasis"><text:span text:style-name="T1">contamination=0.05</text:span></text:span><text:span text:style-name="T1">: This sets the expected proportion of outliers in the dataset. Here, we assume 5% of the data could be anomalous. </text:span></text:p>
        </text:list-item>
        <text:list-item>
          <text:p text:style-name="P10"><text:span text:style-name="Strong_20_Emphasis"><text:span text:style-name="T1">random_state=42</text:span></text:span><text:span text:style-name="T1">: Ensures the results are reproducible (i.e., the same results will be obtained if the code is run multiple times). </text:span></text:p>
        </text:list-item>
      </text:list>
      <text:h text:style-name="Heading_20_4" text:outline-level="4"><text:span text:style-name="Strong_20_Emphasis"><text:span text:style-name="T1">3.2 One-Class SVM</text:span></text:span></text:h>
      <text:p text:style-name="Preformatted_20_Text"><text:span text:style-name="Source_20_Text"><text:span text:style-name="T1"># One-Class SVM for anomaly detection</text:span></text:span></text:p>
      <text:p text:style-name="Preformatted_20_Text"><text:span text:style-name="Source_20_Text"><text:span text:style-name="T1">svm = OneClassSVM(nu=0.05, kernel='rbf')</text:span></text:span></text:p>
      <text:p text:style-name="P3"><text:span text:style-name="Source_20_Text"><text:span text:style-name="T1">svm.fit(features_scaled)</text:span></text:span></text:p>
      <text:list xml:id="list3830329878" text:style-name="L6">
        <text:list-item>
          <text:p text:style-name="P13"><text:span text:style-name="Strong_20_Emphasis"><text:span text:style-name="T1">One-Class SVM</text:span></text:span><text:span text:style-name="T1"> is another anomaly detection algorithm that works by finding a boundary that encapsulates the normal data points. Data points outside of this boundary are considered anomalous. </text:span></text:p>
        </text:list-item>
        <text:list-item>
          <text:p text:style-name="P13"><text:span text:style-name="Strong_20_Emphasis"><text:span text:style-name="T1">nu=0.05</text:span></text:span><text:span text:style-name="T1">: This parameter sets the upper bound on the fraction of outliers. A smaller value ensures that fewer anomalies are flagged. </text:span></text:p>
        </text:list-item>
        <text:list-item>
          <text:p text:style-name="P12"><text:span text:style-name="Strong_20_Emphasis"><text:span text:style-name="T1">kernel='rbf'</text:span></text:span><text:span text:style-name="T1">: The Radial Basis Function (RBF) kernel is used to handle non-linear boundaries, which is often necessary for complex traffic data. </text:span></text:p>
        </text:list-item>
      </text:list>
      <text:h text:style-name="Heading_20_4" text:outline-level="4"><text:span text:style-name="Strong_20_Emphasis"><text:span text:style-name="T1">3.3 Autoencoder (Neural Network)</text:span></text:span></text:h>
      <text:p text:style-name="Preformatted_20_Text"><text:span text:style-name="Source_20_Text"><text:span text:style-name="T1"># Autoencoder for anomaly detection</text:span></text:span></text:p>
      <text:p text:style-name="Preformatted_20_Text"><text:span text:style-name="Source_20_Text"><text:span text:style-name="T1">autoencoder = build_autoencoder(features_scaled.shape[1])</text:span></text:span></text:p>
      <text:p text:style-name="P3"><text:span text:style-name="Source_20_Text"><text:span text:style-name="T1">autoencoder.fit(features_scaled, features_scaled, epochs=50, batch_size=32)</text:span></text:span></text:p>
      <text:list xml:id="list2080620508" text:style-name="L7">
        <text:list-item>
          <text:p text:style-name="P15"><text:soft-page-break/><text:span text:style-name="Strong_20_Emphasis"><text:span text:style-name="T1">Autoencoders</text:span></text:span><text:span text:style-name="T1"> are neural networks trained to reconstruct their input. If the input data is anomalous, the reconstruction error will be high. </text:span></text:p>
        </text:list-item>
        <text:list-item>
          <text:p text:style-name="P15"><text:span text:style-name="Strong_20_Emphasis"><text:span text:style-name="T1">build_autoencoder()</text:span></text:span><text:span text:style-name="T1">: This is a function that builds a deep neural network with an encoder-decoder structure. The encoder compresses the input data, and the decoder tries to reconstruct the original data. </text:span></text:p>
        </text:list-item>
        <text:list-item>
          <text:p text:style-name="P15"><text:span text:style-name="Strong_20_Emphasis"><text:span text:style-name="T1">epochs=50</text:span></text:span><text:span text:style-name="T1">: The network will iterate over the training data 50 times. </text:span></text:p>
        </text:list-item>
        <text:list-item>
          <text:p text:style-name="P14"><text:span text:style-name="Strong_20_Emphasis"><text:span text:style-name="T1">batch_size=32</text:span></text:span><text:span text:style-name="T1">: The data is processed in batches of 32 for each update of the model’s weights. </text:span></text:p>
        </text:list-item>
      </text:list>
      <text:h text:style-name="Heading_20_4" text:outline-level="4"><text:span text:style-name="Strong_20_Emphasis"><text:span text:style-name="T1">3.4 Autoencoder Model Architecture (Explanation)</text:span></text:span></text:h>
      <text:p text:style-name="Preformatted_20_Text"><text:span text:style-name="Source_20_Text"><text:span text:style-name="T1">def build_autoencoder(input_dim):</text:span></text:span></text:p>
      <text:p text:style-name="Preformatted_20_Text"><text:span text:style-name="Source_20_Text"><text:span text:style-name="T1"><text:s text:c="4"/>input_layer = Input(shape=(input_dim,))</text:span></text:span></text:p>
      <text:p text:style-name="Preformatted_20_Text"><text:span text:style-name="Source_20_Text"><text:span text:style-name="T1"><text:s text:c="4"/>encoded = Dense(64, activation='relu')(input_layer)</text:span></text:span></text:p>
      <text:p text:style-name="Preformatted_20_Text"><text:span text:style-name="Source_20_Text"><text:span text:style-name="T1"><text:s text:c="4"/>encoded = Dense(32, activation='relu')(encoded)</text:span></text:span></text:p>
      <text:p text:style-name="Preformatted_20_Text"><text:span text:style-name="Source_20_Text"><text:span text:style-name="T1"><text:s text:c="4"/>decoded = Dense(64, activation='relu')(encoded)</text:span></text:span></text:p>
      <text:p text:style-name="Preformatted_20_Text"><text:span text:style-name="Source_20_Text"><text:span text:style-name="T1"><text:s text:c="4"/>decoded = Dense(input_dim, activation='sigmoid')(decoded)</text:span></text:span></text:p>
      <text:p text:style-name="Preformatted_20_Text"><text:span text:style-name="Source_20_Text"><text:span text:style-name="T1"><text:s text:c="4"/></text:span></text:span></text:p>
      <text:p text:style-name="Preformatted_20_Text"><text:span text:style-name="Source_20_Text"><text:span text:style-name="T1"><text:s text:c="4"/>autoencoder = Model(input_layer, decoded)</text:span></text:span></text:p>
      <text:p text:style-name="Preformatted_20_Text"><text:span text:style-name="Source_20_Text"><text:span text:style-name="T1"><text:s text:c="4"/>autoencoder.compile(optimizer='adam', loss='mean_squared_error')</text:span></text:span></text:p>
      <text:p text:style-name="Preformatted_20_Text"><text:span text:style-name="Source_20_Text"><text:span text:style-name="T1"><text:s text:c="4"/></text:span></text:span></text:p>
      <text:p text:style-name="P3"><text:span text:style-name="Source_20_Text"><text:span text:style-name="T1"><text:s text:c="4"/>return autoencoder</text:span></text:span></text:p>
      <text:list xml:id="list2842533406" text:style-name="L8">
        <text:list-item>
          <text:p text:style-name="P17"><text:span text:style-name="Strong_20_Emphasis"><text:span text:style-name="T1">Encoder and Decoder</text:span></text:span><text:span text:style-name="T1">: The Autoencoder model has an encoder that reduces the input dimensions and a decoder that reconstructs the original data. </text:span></text:p>
        </text:list-item>
        <text:list-item>
          <text:p text:style-name="P17"><text:span text:style-name="Strong_20_Emphasis"><text:span text:style-name="T1">Activation Functions</text:span></text:span><text:span text:style-name="T1">: </text:span></text:p>
          <text:list>
            <text:list-item>
              <text:p text:style-name="P17"><text:span text:style-name="Strong_20_Emphasis"><text:span text:style-name="T1">ReLU</text:span></text:span><text:span text:style-name="T1">: Used in hidden layers to introduce non-linearity and allow the network to learn complex patterns. </text:span></text:p>
            </text:list-item>
            <text:list-item>
              <text:p text:style-name="P16"><text:span text:style-name="Strong_20_Emphasis"><text:span text:style-name="T1">Sigmoid</text:span></text:span><text:span text:style-name="T1">: Used in the output layer for normalization of the reconstructed values. </text:span></text:p>
            </text:list-item>
          </text:list>
        </text:list-item>
      </text:list>
      <text:p text:style-name="P2"/>
      <text:h text:style-name="Heading_20_3" text:outline-level="3"><text:span text:style-name="Strong_20_Emphasis"><text:span text:style-name="T1">4. Combining Predictions from Models</text:span></text:span></text:h>
      <text:p text:style-name="P26">To get a final decision, the predictions of the three models (Isolation Forest, One-Class SVM, Autoencoder) are combined.</text:p>
      <text:h text:style-name="Heading_20_4" text:outline-level="4"><text:span text:style-name="Strong_20_Emphasis"><text:span text:style-name="T1">4.1 Model Predictions</text:span></text:span></text:h>
      <text:p text:style-name="Preformatted_20_Text"><text:span text:style-name="Source_20_Text"><text:span text:style-name="T1"># Predictions from Isolation Forest and One-Class SVM</text:span></text:span></text:p>
      <text:p text:style-name="Preformatted_20_Text"><text:span text:style-name="Source_20_Text"><text:span text:style-name="T1">iso_pred = iso_forest.predict(features_scaled)</text:span></text:span></text:p>
      <text:p text:style-name="Preformatted_20_Text"><text:span text:style-name="Source_20_Text"><text:span text:style-name="T1">svm_pred = svm.predict(features_scaled)</text:span></text:span></text:p>
      <text:p text:style-name="P4"/>
      <text:p text:style-name="Preformatted_20_Text"><text:span text:style-name="Source_20_Text"><text:span text:style-name="T1"># Predictions from Autoencoder</text:span></text:span></text:p>
      <text:p text:style-name="P3"><text:span text:style-name="Source_20_Text"><text:span text:style-name="T1">autoencoder_pred = np.mean(np.abs(features_scaled - autoencoder.predict(features_scaled)), axis=1)</text:span></text:span></text:p>
      <text:list xml:id="list672431780" text:style-name="L9">
        <text:list-item>
          <text:p text:style-name="P19"><text:span text:style-name="Strong_20_Emphasis"><text:span text:style-name="T1">iso_pred</text:span></text:span><text:span text:style-name="T1">: The predictions from Isolation Forest. Anomalous points are flagged as </text:span><text:span text:style-name="Source_20_Text"><text:span text:style-name="T1">-1</text:span></text:span><text:span text:style-name="T1"> and normal points as </text:span><text:span text:style-name="Source_20_Text"><text:span text:style-name="T1">1</text:span></text:span><text:span text:style-name="T1">. </text:span></text:p>
        </text:list-item>
        <text:list-item>
          <text:p text:style-name="P19"><text:span text:style-name="Strong_20_Emphasis"><text:span text:style-name="T1">svm_pred</text:span></text:span><text:span text:style-name="T1">: The predictions from One-Class SVM. Similarly, anomalous points are flagged as </text:span><text:span text:style-name="Source_20_Text"><text:span text:style-name="T1">-1</text:span></text:span><text:span text:style-name="T1"> and normal points as </text:span><text:span text:style-name="Source_20_Text"><text:span text:style-name="T1">1</text:span></text:span><text:span text:style-name="T1">. </text:span></text:p>
        </text:list-item>
        <text:list-item>
          <text:p text:style-name="P18"><text:soft-page-break/><text:span text:style-name="Strong_20_Emphasis"><text:span text:style-name="T1">autoencoder_pred</text:span></text:span><text:span text:style-name="T1">: The reconstruction error for each sample, which is computed as the absolute difference between the input and the reconstructed output. A higher value indicates a larger anomaly. </text:span></text:p>
        </text:list-item>
      </text:list>
      <text:h text:style-name="Heading_20_4" text:outline-level="4"><text:span text:style-name="Strong_20_Emphasis"><text:span text:style-name="T1">4.2 Final Decision Logic</text:span></text:span></text:h>
      <text:p text:style-name="Preformatted_20_Text"><text:span text:style-name="Source_20_Text"><text:span text:style-name="T1"># Combine predictions from all models</text:span></text:span></text:p>
      <text:p text:style-name="Preformatted_20_Text"><text:span text:style-name="Source_20_Text"><text:span text:style-name="T1">final_pred = np.logical_or(iso_pred == -1, svm_pred == -1)</text:span></text:span></text:p>
      <text:p text:style-name="P3"><text:span text:style-name="Source_20_Text"><text:span text:style-name="T1">final_pred = np.logical_or(final_pred, autoencoder_pred &gt; np.percentile(autoencoder_pred, 95))</text:span></text:span></text:p>
      <text:list xml:id="list592833268" text:style-name="L10">
        <text:list-item>
          <text:p text:style-name="P21"><text:span text:style-name="Strong_20_Emphasis"><text:span text:style-name="T1">Combining Anomaly Flags</text:span></text:span><text:span text:style-name="T1">: The final prediction is based on whether any of the models flagged an anomaly. If any model indicates an anomaly, the traffic is considered anomalous. </text:span></text:p>
          <text:list>
            <text:list-item>
              <text:p text:style-name="P20"><text:span text:style-name="Strong_20_Emphasis"><text:span text:style-name="Source_20_Text"><text:span text:style-name="T1">np.percentile(autoencoder_pred, 95)</text:span></text:span></text:span><text:span text:style-name="T1">: This sets the threshold for the Autoencoder anomaly score. Traffic with reconstruction error in the top 5% is flagged as anomalous. </text:span></text:p>
            </text:list-item>
          </text:list>
        </text:list-item>
      </text:list>
      <text:p text:style-name="P2"/>
      <text:h text:style-name="Heading_20_3" text:outline-level="3"><text:span text:style-name="Strong_20_Emphasis"><text:span text:style-name="T1">5. Response Mechanisms and Policy Enforcement</text:span></text:span></text:h>
      <text:p text:style-name="P26">Once anomalies are detected, the system can trigger alerts or take defensive actions, such as blocking malicious IPs.</text:p>
      <text:h text:style-name="Heading_20_4" text:outline-level="4"><text:span text:style-name="Strong_20_Emphasis"><text:span text:style-name="T1">5.1 Blocking or Alerting</text:span></text:span></text:h>
      <text:p text:style-name="Preformatted_20_Text"><text:span text:style-name="Source_20_Text"><text:span text:style-name="T1"># Example of action based on final prediction</text:span></text:span></text:p>
      <text:p text:style-name="Preformatted_20_Text"><text:span text:style-name="Source_20_Text"><text:span text:style-name="T1">for i, pred in enumerate(final_pred):</text:span></text:span></text:p>
      <text:p text:style-name="Preformatted_20_Text"><text:span text:style-name="Source_20_Text"><text:span text:style-name="T1"><text:s text:c="4"/>if pred:</text:span></text:span></text:p>
      <text:p text:style-name="Preformatted_20_Text"><text:span text:style-name="Source_20_Text"><text:span text:style-name="T1"><text:s text:c="8"/>print(f"Anomaly detected at index {i}: Taking action (e.g., alert or block IP)")</text:span></text:span></text:p>
      <text:p text:style-name="P3"><text:span text:style-name="Source_20_Text"><text:span text:style-name="T1"><text:s text:c="8"/># Implement your policy enforcement here (e.g., blocking IP, sending alerts)</text:span></text:span></text:p>
      <text:list xml:id="list2653947087" text:style-name="L11">
        <text:list-item>
          <text:p text:style-name="P22"><text:span text:style-name="Strong_20_Emphasis"><text:span text:style-name="T1">Action on Anomalies</text:span></text:span><text:span text:style-name="T1">: For each detected anomaly, the system can take appropriate actions, such as logging the event, alerting a network administrator, or blocking the malicious IP. </text:span></text:p>
        </text:list-item>
      </text:list>
      <text:p text:style-name="P2"/>
      <text:h text:style-name="Heading_20_3" text:outline-level="3"><text:span text:style-name="Strong_20_Emphasis"><text:span text:style-name="T1">6. Future Improvements and Enhancements</text:span></text:span></text:h>
      <text:list xml:id="list1533317494" text:style-name="L12">
        <text:list-item>
          <text:p text:style-name="P24"><text:span text:style-name="Strong_20_Emphasis"><text:span text:style-name="T1">Unsupervised Learning for Novel Attacks</text:span></text:span><text:span text:style-name="T1">: Implement clustering algorithms (like DBSCAN) to detect novel attack types without predefined labels. </text:span></text:p>
        </text:list-item>
        <text:list-item>
          <text:p text:style-name="P24"><text:span text:style-name="Strong_20_Emphasis"><text:span text:style-name="T1">Real-time Traffic Analysis</text:span></text:span><text:span text:style-name="T1">: Integrate the system with real-time traffic analysis tools to detect attacks as they happen. </text:span></text:p>
        </text:list-item>
        <text:list-item>
          <text:p text:style-name="P24"><text:span text:style-name="Strong_20_Emphasis"><text:span text:style-name="T1">Scalability</text:span></text:span><text:span text:style-name="T1">: Improve the system to handle large-scale network traffic by using distributed computing frameworks like </text:span><text:span text:style-name="Strong_20_Emphasis"><text:span text:style-name="T1">Spark</text:span></text:span><text:span text:style-name="T1"> or </text:span><text:span text:style-name="Strong_20_Emphasis"><text:span text:style-name="T1">Dask</text:span></text:span><text:span text:style-name="T1">. </text:span></text:p>
        </text:list-item>
        <text:list-item>
          <text:p text:style-name="P23"><text:span text:style-name="Strong_20_Emphasis"><text:span text:style-name="T1">Adaptive Thresholding</text:span></text:span><text:span text:style-name="T1">: Dynamically adjust thresholds based on traffic patterns and network behavior. </text:span></text:p>
        </text:list-item>
      </text:list>
      <text:p text:style-name="P2"/>
      <text:h text:style-name="Heading_20_3" text:outline-level="3"><text:soft-page-break/><text:span text:style-name="Strong_20_Emphasis"><text:span text:style-name="T1">7. Conclusion</text:span></text:span></text:h>
      <text:p text:style-name="Text_20_body"><text:span text:style-name="T1">This code detects a variety of network attack types through a combination of anomaly detection models, including </text:span><text:span text:style-name="Strong_20_Emphasis"><text:span text:style-name="T1">Isolation Forest</text:span></text:span><text:span text:style-name="T1">, </text:span><text:span text:style-name="Strong_20_Emphasis"><text:span text:style-name="T1">One-Class SVM</text:span></text:span><text:span text:style-name="T1">, and </text:span><text:span text:style-name="Strong_20_Emphasis"><text:span text:style-name="T1">Autoencoders</text:span></text:span><text:span text:style-name="T1">. By combining their predictions and introducing policy enforcement mechanisms, this solution provides a robust and scalable network traffic analysis system that can be extended with additional models and response features.</text:span></text:p>
      <text:p text:style-name="P26">The final goal is to not only detect anomalies but also take proactive security measures to defend against threats.</text:p>
      <text:p text:style-name="P2"/>
      <text:p text:style-name="P26">This step-by-step explanation provides a comprehensive understanding of the code, the rationale behind each decision, and how each part contributes to the final detection system. Let me know if you'd like any additional explanations or modification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9211e" loext:opacity="100%" style:font-name="arial" fo:font-weight="bold" officeooo:rsid="000c1b7d" officeooo:paragraph-rsid="000c1b7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fidencial</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0:27:58.338168400</meta:creation-date>
    <dc:title>Reports Pentest</dc:title>
    <meta:editing-duration>PT23S</meta:editing-duration>
    <meta:editing-cycles>2</meta:editing-cycles>
    <meta:generator>LibreOffice/7.3.7.2$Linux_X86_64 LibreOffice_project/30$Build-2</meta:generator>
    <dc:date>2024-11-23T10:28:21.512942908</dc:date>
    <meta:document-statistic meta:table-count="0" meta:image-count="0" meta:object-count="0" meta:page-count="5" meta:paragraph-count="108" meta:word-count="1188" meta:character-count="8608" meta:non-whitespace-character-count="7465"/>
    <meta:template xlink:type="simple" xlink:actuate="onRequest" xlink:title="Reports Pentest" xlink:href="../tech%20report.odt" meta:date="2024-11-23T10:27:57.842790971"/>
  </office:meta>
</office:document-meta>
</file>